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2.7472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5" style:family="paragraph" style:parent-style-name="Standard">
      <style:paragraph-properties fo:text-align="end" style:justify-single-word="false">
        <style:tab-stops>
          <style:tab-stop style:position="2.7472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rtenejas, 17 de noviembre de 2009</text:p>
      <text:p text:style-name="Standard">Universidad Simon Bolivar.</text:p>
      <text:p text:style-name="Standard">Algoritmos y Estructuras 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RIMERA ENTREGA PROYEC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fesor Vicente Yriarte</text:p>
      <text:p text:style-name="P5">Rodriguez, Ernesto</text:p>
      <text:p text:style-name="P5">Santacoloma, Vicente</text:p>
      <text:p text:style-name="Standard"/>
      <text:p text:style-name="P1"><text:soft-page-break/>CORRECTITUD DE PROGRAMA JUEGO TERMINADO</text:p>
      <text:p text:style-name="Standard"/>
      <text:p text:style-name="Standard">PROGRAMA GCL:</text:p>
      <text:p text:style-name="Standard"></text:p>
      <text:p text:style-name="Standard">const N : int;</text:p>
      <text:p text:style-name="Standard">const mensajeA array[0...N) of String;</text:p>
      <text:p text:style-name="Standard">var evaluar: boolean;</text:p>
      <text:p text:style-name="Standard">const opcion: int;</text:p>
      <text:p text:style-name="Standard">var b: boolean;</text:p>
      <text:p text:style-name="Standard">var k:int;</text:p>
      <text:p text:style-name="Standard">{0&lt;=opcion&lt;=2 /\ evaluar==true /\ 0&lt;N&lt;=80}</text:p>
      <text:p text:style-name="Standard">evaluar, b, k:= true, true, 0</text:p>
      <text:p text:style-name="Standard">{inv evaluar==( <text:s text:c="4"/>i: 0&lt;=i&lt;k : mensajeA[i]!="&amp;") /\ 0&lt;=k&lt;=N} </text:p>
      <text:p text:style-name="Standard">{bound (N-k)} <text:s/></text:p>
      <text:p text:style-name="Standard">do k=N /\ (b=true) -&gt; <text:s/>if mensajeA[k]="&amp;"-&gt; skip</text:p>
      <text:p text:style-name="Standard"><text:s text:c="37"/>| <text:s/>mensajeA[k]="&amp;" -&gt; b:=false</text:p>
      <text:p text:style-name="Standard"><text:s text:c="37"/>fi;</text:p>
      <text:p text:style-name="Standard"><text:s text:c="38"/>k:=k+1</text:p>
      <text:p text:style-name="Standard">od;</text:p>
      <text:p text:style-name="Standard">if opcion=0 -&gt; evaluar:=false</text:p>
      <text:p text:style-name="Standard">| <text:s/>opcion=1 -&gt; evaluar:=evaluar/\b</text:p>
      <text:p text:style-name="Standard">| <text:s/>opcion=2 -&gt; skip</text:p>
      <text:p text:style-name="Standard">fi</text:p>
      <text:p text:style-name="Standard">{(evaluar==( <text:s text:c="2"/>i: 0&lt;=i&lt;N : mensajeA[i]!="&amp;")) \/ (evaluar==!( <text:s text:c="3"/>i: 0&lt;=i&lt;N : mensajeA[i]!="&amp;"))}</text:p>
      <text:p text:style-name="Standard"></text:p>
      <text:p text:style-name="Standard">DEMOSTRACION:</text:p>
      <text:p text:style-name="Standard"></text:p>
      <text:p text:style-name="Standard">Teorema de Invariancia:</text:p>
      <text:p text:style-name="Standard"></text:p>
      <text:p text:style-name="Standard">i) {0&lt;=opcion&lt;=2 /\ evaluar==true /\ 0&lt;N /\ N&lt;=80} evaluar, b, k:= true, true, 0 {inv evaluar ( <text:s/>i: 0&lt;=i&lt;k : mensajeA[i]!="&amp;") /\ 0&lt;=k&lt;=N} </text:p>
      <text:p text:style-name="Standard"></text:p>
      <text:p text:style-name="Standard">{inv evaluar==( <text:s text:c="3"/>i: 0&lt;=i&lt;k : mensajeA[i]!="&amp;") /\ 0&lt;=k&lt;=N} <text:s/>[evaluar, b, k:= true, true, 0]</text:p>
      <text:p text:style-name="Standard">== <text:s text:c="5"/>&lt;Sustitucion Textual&gt;</text:p>
      <text:p text:style-name="Standard">{inv true==( <text:s text:c="3"/>i: 0&lt;=i&lt;0 : mensajeA[i]!="&amp;") /\ 0&lt;=0&lt;=N}</text:p>
      <text:p text:style-name="Standard">== <text:s text:c="6"/>&lt;0&lt;=0&lt;=N==0&lt;=N&gt;</text:p>
      <text:p text:style-name="Standard">{inv true==( <text:s text:c="4"/>i: 0&lt;=i&lt;0 : mensajeA[i]!="&amp;") /\ 0&lt;=N}</text:p>
      <text:p text:style-name="Standard">== <text:s text:c="6"/>&lt;0&lt;=i&lt;0== false (Rango Vacio&gt;</text:p>
      <text:p text:style-name="Standard">{inv true==( <text:s text:c="4"/>i: false : mensajeA[i]!="&amp;") /\ 0&lt;=0&lt;=N}</text:p>
      <text:p text:style-name="Standard">== <text:s text:c="6"/>&lt;Rango false en el cuantificador "para todo" genera true&gt;</text:p>
      <text:p text:style-name="Standard">{inv true==true /\ 0&lt;=N}</text:p>
      <text:p text:style-name="Standard">== <text:s text:c="6"/>&lt;true==q==q con q:=true&gt;</text:p>
      <text:p text:style-name="Standard">{inv true /\ 0&lt;=N}</text:p>
      <text:p text:style-name="Standard">== <text:s text:c="6"/>&lt;p/\true==p con p:=0&lt;=N&gt;</text:p>
      <text:p text:style-name="Standard">0&lt;=N</text:p>
      <text:p text:style-name="Standard">==&gt;</text:p>
      <text:p text:style-name="Standard">{0&lt;=opcion&lt;=2 /\ evaluar==true /\ 0&lt;N /\ N&lt;=80}</text:p>
      <text:p text:style-name="Standard"></text:p>
      <text:p text:style-name="Standard">ii)[{inv evaluar==( <text:s text:c="4"/>i: 0&lt;=i&lt;k : mensajeA[i]!="&amp;") /\ 0&lt;=k&lt;=N} /\ !(k!=N /\ (b==true)) ==&gt; <text:soft-page-break/>{(evaluar==( <text:s text:c="4"/>i: 0&lt;=i&lt;N : mensajeA[i]!="&amp;")) \/ (evaluar==!( <text:s text:c="4"/>i: 0&lt;=i&lt;N : mensajeA[i]!="&amp;"))}]</text:p>
      <text:p text:style-name="Standard"></text:p>
      <text:p text:style-name="Standard">iii) {(inv evaluar==( <text:s text:c="4"/>i: 0&lt;=i&lt;k : mensajeA[i]!="&amp;") /\ 0&lt;=k&lt;=N) /\ (k!=N /\ (b==true))}</text:p>
      <text:p text:style-name="Standard"><text:s text:c="5"/>if mensajeA[k]!="&amp;"-&gt; skip</text:p>
      <text:p text:style-name="Standard"><text:s text:c="5"/>| <text:s/>mensajeA[k]="&amp;" -&gt; b:=false</text:p>
      <text:p text:style-name="Standard"><text:s text:c="5"/>fi;</text:p>
      <text:p text:style-name="Standard"><text:s text:c="5"/>k:=k+1</text:p>
      <text:p text:style-name="Standard"><text:s text:c="5"/>{inv evaluar==( <text:s text:c="4"/>i: 0&lt;=i&lt;k : mensajeA[i]!="&amp;") /\ 0&lt;=k&lt;=N} </text:p>
      <text:p text:style-name="Standard"></text:p>
      <text:p text:style-name="Standard">iv) [(inv evaluar==( <text:s text:c="5"/>i: 0&lt;=i&lt;k : mensajeA[i]!="&amp;") /\ 0&lt;=k&lt;=N) /\ (k!=N /\ (b==true)) ==&gt; bound (N-k)&gt;=0]</text:p>
      <text:p text:style-name="Standard"></text:p>
      <text:p text:style-name="Standard">v) {(inv evaluar==( <text:s text:c="5"/>i: 0&lt;=i&lt;k : mensajeA[i]!="&amp;") /\ 0&lt;=k&lt;=N)/\ (k!=N /\ (b==true)) /\ (N-k)=C}</text:p>
      <text:p text:style-name="Standard"><text:s text:c="3"/>if mensajeA[k]!="&amp;"-&gt; skip</text:p>
      <text:p text:style-name="Standard"><text:s text:c="3"/>| <text:s/>mensajeA[k]="&amp;" -&gt; b:=false</text:p>
      <text:p text:style-name="Standard"><text:s text:c="3"/>fi;</text:p>
      <text:p text:style-name="Standard"><text:s text:c="3"/>k:=k+1</text:p>
      <text:p text:style-name="Standard"><text:s text:c="3"/>{(N-k)&lt;C}</text:p>
      <text:p text:style-name="Standard"></text:p>
      <text:p text:style-name="Standard">DEMOSTRACION DEL SEGUNDO CONDICIONAL </text:p>
      <text:p text:style-name="Standard"></text:p>
      <text:p text:style-name="Standard">P: <text:s/>{0&lt;=opcion&lt;=2 /\ evaluar==true /\ 0&lt;N&lt;=80}</text:p>
      <text:p text:style-name="Standard">B0: opcion=0</text:p>
      <text:p text:style-name="Standard">B1: opcion=1</text:p>
      <text:p text:style-name="Standard">B2: opcion=2</text:p>
      <text:p text:style-name="Standard">S0: evaluar:= false</text:p>
      <text:p text:style-name="Standard">S1: evaluar:= evaluar ^ b</text:p>
      <text:p text:style-name="Standard">S2: skip</text:p>
      <text:p text:style-name="Standard">Q: <text:s/>{(evaluar==( <text:s text:c="5"/>i: 0&lt;=i&lt;N : mensajeA[i]!="&amp;")) \/ (evaluar==!( <text:s text:c="5"/>i: 0&lt;=i&lt;N : mensajeA[i]!="&amp;"))}</text:p>
      <text:p text:style-name="Standard"><text:s/></text:p>
      <text:p text:style-name="Standard">Para que el Programa sea valido se debe cumplir:</text:p>
      <text:p text:style-name="Standard">i) <text:s text:c="2"/>P =&gt; def B0 ^ def B1 ^ def B2</text:p>
      <text:p text:style-name="Standard">ii) <text:s/>P =&gt; B0 v B1 v B2</text:p>
      <text:p text:style-name="Standard">iii) {P ^ B0}</text:p>
      <text:p text:style-name="Standard"><text:tab/>S0</text:p>
      <text:p text:style-name="Standard"><text:s text:c="5"/>{Q}</text:p>
      <text:p text:style-name="Standard">iv) <text:s/>{P ^ B1}</text:p>
      <text:p text:style-name="Standard"><text:tab/>S1</text:p>
      <text:p text:style-name="Standard"><text:s text:c="5"/>{Q}</text:p>
      <text:p text:style-name="Standard">v) <text:s text:c="2"/>{P ^ B2}</text:p>
      <text:p text:style-name="Standard"><text:tab/>S2</text:p>
      <text:p text:style-name="Standard"><text:s text:c="5"/>{Q}</text:p>
      <text:p text:style-name="Standard">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mostramos:</text:p>
      <text:p text:style-name="Standard"></text:p>
      <text:p text:style-name="Standard">i) <text:s text:c="3"/>{0&lt;=opcion&lt;=2 /\ evaluar==true /\ 0&lt;N&lt;=80} =&gt; def (opcion=0) ^ def (opcion=1) ^ def (opcion=2)</text:p>
      <text:p text:style-name="Standard"><text:s text:c="4"/>=<text:tab/>&lt; definicion de = &gt;</text:p>
      <text:p text:style-name="Standard"><text:s text:c="6"/>{0&lt;=opcion&lt;=2 /\ evaluar==true /\ 0&lt;N&lt;=80} =&gt; verdadero ^ verdadero ^ verdadero</text:p>
      <text:p text:style-name="Standard"><text:s text:c="4"/>=<text:tab/>&lt; p ^ p = p &gt;</text:p>
      <text:p text:style-name="Standard"><text:s text:c="6"/>{0&lt;=opcion&lt;=2 /\ evaluar==true /\ 0&lt;N&lt;=80} =&gt; verdadero ^ verdadero</text:p>
      <text:p text:style-name="Standard"><text:s text:c="4"/>=<text:tab/>&lt; p ^ p = p &gt;</text:p>
      <text:p text:style-name="Standard"><text:s text:c="6"/>{0&lt;=opcion&lt;=2 /\ evaluar==true /\ 0&lt;N&lt;=80} =&gt; verdadero</text:p>
      <text:p text:style-name="Standard"><text:s text:c="4"/>=<text:tab/>&lt; p =&gt; verdadero = verdadero &gt;</text:p>
      <text:p text:style-name="Standard"><text:s text:c="6"/>{verdadero}</text:p>
      <text:p text:style-name="Standard"></text:p>
      <text:p text:style-name="Standard">ii) <text:s text:c="2"/>{0&lt;=opcion&lt;=2 /\ evaluar==true /\ 0&lt;N&lt;=80} =&gt; (opcion=0 v opcion=1 v opcion=2)</text:p>
      <text:p text:style-name="Standard"><text:s text:c="4"/>=<text:tab/>&lt; logica matematica &gt;</text:p>
      <text:p text:style-name="Standard"><text:s text:c="6"/>{0&lt;=opcion&lt;=2 /\ evaluar==true /\ 0&lt;N&lt;=80} =&gt; (0 &lt;= opciona &lt;=2 )</text:p>
      <text:p text:style-name="Standard"><text:s text:c="4"/>=<text:tab/>&lt; p ^ q =&gt; p &gt;</text:p>
      <text:p text:style-name="Standard"><text:s text:c="6"/>{0&lt;=opcion&lt;=2 /\ evaluar==true} =&gt; (0 &lt;= opciona &lt;=2 )</text:p>
      <text:p text:style-name="Standard"><text:s text:c="4"/>=<text:tab/>&lt; p ^ q =&gt; p &gt;</text:p>
      <text:p text:style-name="Standard"><text:s text:c="6"/>{0&lt;=opcion&lt;=2} =&gt; (0 &lt;= opciona &lt;=2 )</text:p>
      <text:p text:style-name="Standard"><text:s text:c="4"/>=<text:tab/>&lt; p =&gt; p = verdadero &gt;</text:p>
      <text:p text:style-name="Standard"><text:s text:c="6"/>{ verdadero }</text:p>
      <text:p text:style-name="Standard"></text:p>
      <text:p text:style-name="Standard">iii) <text:s/>{0&lt;=opcion&lt;=2 /\ evaluar==true /\ 0&lt;N&lt;=80 /\ opcion=0}</text:p>
      <text:p text:style-name="Standard"><text:tab/>evaluar:= false</text:p>
      <text:p text:style-name="Standard"><text:s text:c="6"/>{(evaluar==( <text:s/>i: 0&lt;=i&lt;N : mensajeA[i]!="&amp;")) \/ (evaluar==!( <text:s/>i: 0&lt;=i&lt;N : mensajeA[i]!="&amp;"))}</text:p>
      <text:p text:style-name="Standard"></text:p>
      <text:p text:style-name="Standard"><text:s/>Por defenicion de Tripletas de Hoare tenemos que:</text:p>
      <text:p text:style-name="Standard"><text:s text:c="6"/>{0&lt;=opcion&lt;=2 /\ evaluar==true /\ 0&lt;N&lt;=80 /\ opcion=0} =&gt; <text:s/>wp ((evaluar==( <text:s/>i: 0&lt;=i&lt;N : mensajeA[i]!="&amp;")) \/ (evaluar==!( <text:s/>i: 0&lt;=i&lt;N : mensajeA[i]!="&amp;")).[evaluar:= false])</text:p>
      <text:p text:style-name="Standard"><text:s/></text:p>
      <text:p text:style-name="Standard"><text:s/>Entonces, se tiene que:</text:p>
      <text:p text:style-name="Standard"><text:s text:c="6"/>(evaluar==( <text:s/>i: 0&lt;=i&lt;N : mensajeA[i]!="&amp;")) \/ (evaluar==!( <text:s/>i: 0&lt;=i&lt;N : mensajeA[i]!="&amp;"))[evaluar:= false]</text:p>
      <text:p text:style-name="Standard"><text:s text:c="4"/>=<text:tab/>&lt; sustitucino textual &gt;</text:p>
      <text:p text:style-name="Standard"><text:s text:c="6"/>(falso==( <text:s/>i: 0&lt;=i&lt;N : mensajeA[i]!="&amp;")) \/ (false==!( <text:s/>i: 0&lt;=i&lt;N : mensajeA[i]!="&amp;"))</text:p>
      <text:p text:style-name="Standard"><text:s text:c="4"/>=<text:tab/>&lt; definicion de inequivalencia &gt;</text:p>
      <text:p text:style-name="Standard"><text:s text:c="6"/>(falso==( <text:s/>i: 0&lt;=i&lt;N : mensajeA[i]!="&amp;")) \/ -(false==( <text:s/>i: 0&lt;=i&lt;N : mensajeA[i]!="&amp;"))</text:p>
      <text:p text:style-name="Standard"><text:s text:c="4"/>=<text:tab/>&lt; p v -p = verdadero &gt;</text:p>
      <text:p text:style-name="Standard"><text:s text:c="6"/>(verdadero)</text:p>
      <text:p text:style-name="Standard"><text:s text:c="4"/></text:p>
      <text:p text:style-name="Standard"><text:s/>Luego se tiene que:</text:p>
      <text:p text:style-name="Standard"><text:s text:c="6"/>{0&lt;=opcion&lt;=2 /\ evaluar==true /\ 0&lt;N&lt;=80 /\ opcion=0} =&gt; verdadero</text:p>
      <text:p text:style-name="Standard"><text:s text:c="4"/>=<text:tab/>&lt; p =&gt; verdadero = verdadero &gt;</text:p>
      <text:p text:style-name="Standard"><text:s text:c="6"/>{verdadero}</text:p>
      <text:p text:style-name="Standard"></text:p>
      <text:p text:style-name="Standard"/>
      <text:p text:style-name="Standard"/>
      <text:p text:style-name="Standard"/>
      <text:p text:style-name="Standard"><text:soft-page-break/>iv) <text:s text:c="2"/>{0&lt;=opcion&lt;=2 /\ evaluar==true /\ 0&lt;N&lt;=80 /\ opcion=1}</text:p>
      <text:p text:style-name="Standard"><text:tab/>evaluar:= evaluar ^ b</text:p>
      <text:p text:style-name="Standard"><text:s text:c="6"/>{(evaluar==( <text:s/>i: 0&lt;=i&lt;N : mensajeA[i]!="&amp;")) \/ (evaluar==!( <text:s/>i: 0&lt;=i&lt;N : mensajeA[i]!="&amp;"))}</text:p>
      <text:p text:style-name="Standard"></text:p>
      <text:p text:style-name="Standard">Por defenicion de Tripletas de Hoare tenemos que:</text:p>
      <text:p text:style-name="Standard"><text:s text:c="6"/>{0&lt;=opcion&lt;=2 /\ evaluar==true /\ 0&lt;N&lt;=80 /\ opcion=1} =&gt; <text:s/>wp ((evaluar==( <text:s/>i: 0&lt;=i&lt;N : mensajeA[i]!="&amp;")) \/ (evaluar==!( <text:s/>i: 0&lt;=i&lt;N : mensajeA[i]!="&amp;")).[evaluar:= evaluar ^ b]}</text:p>
      <text:p text:style-name="Standard"></text:p>
      <text:p text:style-name="Standard">Entonces, se tiene que:</text:p>
      <text:p text:style-name="Standard"><text:s text:c="6"/>(evaluar==( <text:s/>i: 0&lt;=i&lt;N : mensajeA[i]!="&amp;")) \/ (evaluar==!( <text:s/>i: 0&lt;=i&lt;N : mensajeA[i]!="&amp;"))[evaluar: evaluar ^ b]</text:p>
      <text:p text:style-name="Standard"><text:s text:c="4"/>=<text:tab/>&lt; sustitucino textual &gt;</text:p>
      <text:p text:style-name="Standard"><text:s text:c="6"/>(evaluar ^ b==( <text:s/>i: 0&lt;=i&lt;N : mensajeA[i]!="&amp;")) \/ (evaluar ^ b==!( <text:s/>i: 0&lt;=i&lt;N : mensajeA[i]!="&amp;"))</text:p>
      <text:p text:style-name="Standard"><text:s text:c="4"/>=<text:tab/>&lt; definicion de inequivalencia &gt;</text:p>
      <text:p text:style-name="Standard"><text:s text:c="6"/>(evaluar ^ b==( <text:s/>i: 0&lt;=i&lt;N : mensajeA[i]!="&amp;")) \/ -(evaluar ^ b==( <text:s/>i: 0&lt;=i&lt;N : mensajeA[i]!="&amp;"))</text:p>
      <text:p text:style-name="Standard"><text:s text:c="4"/>=<text:tab/>&lt; p v -p = verdadero &gt;</text:p>
      <text:p text:style-name="Standard"><text:s text:c="6"/>(verdadero)</text:p>
      <text:p text:style-name="Standard"></text:p>
      <text:p text:style-name="Standard">Luego se tiene que:</text:p>
      <text:p text:style-name="Standard"><text:s text:c="6"/>{0&lt;=opcion&lt;=2 /\ evaluar==true /\ 0&lt;N&lt;=80 /\ opcion=1} =&gt; verdadero</text:p>
      <text:p text:style-name="Standard"><text:s text:c="4"/>=<text:tab/>&lt; p =&gt; verdadero = verdadero &gt;</text:p>
      <text:p text:style-name="Standard"><text:s text:c="6"/>{verdadero}</text:p>
      <text:p text:style-name="Standard"></text:p>
      <text:p text:style-name="Standard"></text:p>
      <text:p text:style-name="Standard"></text:p>
      <text:p text:style-name="Standard">v) <text:s text:c="3"/>{0&lt;=opcion&lt;=2 /\ evaluar==true /\ 0&lt;N&lt;=80 /\ opcion=2}</text:p>
      <text:p text:style-name="Standard"><text:tab/>skip</text:p>
      <text:p text:style-name="Standard"><text:s text:c="6"/>{(evaluar==( <text:s/>i: 0&lt;=i&lt;N : mensajeA[i]!="&amp;")) \/ (evaluar==!( <text:s/>i: 0&lt;=i&lt;N : mensajeA[i]!="&amp;"))}</text:p>
      <text:p text:style-name="Standard"></text:p>
      <text:p text:style-name="Standard">Por defenicion de Tripletas de Hoare tenemos que:</text:p>
      <text:p text:style-name="Standard"><text:s text:c="6"/>{0&lt;=opcion&lt;=2 /\ evaluar==true /\ 0&lt;N&lt;=80 /\ opcion=2} =&gt; <text:s/>wp ((evaluar==( <text:s/>i: 0&lt;=i&lt;N : mensajeA[i]!="&amp;")) \/ (evaluar==!( <text:s/>i: 0&lt;=i&lt;N : mensajeA[i]!="&amp;")).skip)</text:p>
      <text:p text:style-name="Standard"></text:p>
      <text:p text:style-name="Standard">Entonces, se tiene que:</text:p>
      <text:p text:style-name="Standard"><text:s text:c="6"/>(evaluar==( <text:s/>i: 0&lt;=i&lt;N : mensajeA[i]!="&amp;")) \/ (evaluar==!( <text:s/>i: 0&lt;=i&lt;N : mensajeA[i]!="&amp;"))[skip]</text:p>
      <text:p text:style-name="Standard"><text:s text:c="4"/>=<text:tab/>&lt; definicion de skip &gt;</text:p>
      <text:p text:style-name="Standard"><text:s text:c="6"/>(evaluar==( <text:s/>i: 0&lt;=i&lt;N : mensajeA[i]!="&amp;")) \/ (evaluar==!( <text:s/>i: 0&lt;=i&lt;N : mensajeA[i]!="&amp;"))</text:p>
      <text:p text:style-name="Standard"><text:s text:c="4"/>=<text:tab/>&lt; definicion de inequivalencia &gt;</text:p>
      <text:p text:style-name="Standard"><text:s text:c="6"/>(evaluar==( <text:s/>i: 0&lt;=i&lt;N : mensajeA[i]!="&amp;")) \/ -(evaluar==( <text:s/>i: 0&lt;=i&lt;N : mensajeA[i]!="&amp;"))</text:p>
      <text:p text:style-name="Standard"><text:s text:c="4"/>=<text:tab/>&lt; p v -p = verdadero &gt;</text:p>
      <text:p text:style-name="Standard"><text:s text:c="6"/>(verdadero)</text:p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CORRECTITUD PROGRAMA GANO</text:p>
      <text:p text:style-name="P1"/>
      <text:p text:style-name="P2"><text:s text:c="3"/>[ <text:s text:c="6"/>const N : int;</text:p>
      <text:p text:style-name="P2"><text:tab/>const mensajeD: array[0...N) of String;</text:p>
      <text:p text:style-name="P2"><text:tab/>const mensajeA: array[0...N) of String;</text:p>
      <text:p text:style-name="P2"><text:tab/>gano: boolean;</text:p>
      <text:p text:style-name="P2"><text:tab/>{0&lt;=N&lt;=80 /\ length (mensajeD[i]=1) /\ length (mensajeD[i]=1)}</text:p>
      <text:p text:style-name="P2"><text:s text:c="16"/>if mensajeD= mensajeA then skip</text:p>
      <text:p text:style-name="P2"><text:tab/><text:tab/>else gano:= false</text:p>
      <text:p text:style-name="P2"><text:tab/><text:tab/>fi</text:p>
      <text:p text:style-name="P2"><text:tab/> <text:s/>{gano == (mensajeD= mensajeA)}</text:p>
      <text:p text:style-name="P2"><text:s text:c="6"/>]</text:p>
      <text:p text:style-name="P2"></text:p>
      <text:p text:style-name="P2"/>
      <text:p text:style-name="P2"></text:p>
      <text:p text:style-name="P2">Demostramos la correctitud del programa:</text:p>
      <text:p text:style-name="P2">P: <text:s/>{0&lt;=N&lt;=80 /\ ( <text:s text:c="4"/>i: 0&lt;=i&lt;=N-1: length (mensajeD[i])=1 /\ length (mensajeD[i])=1)}</text:p>
      <text:p text:style-name="P2">B0: mensajeD=mensajeA</text:p>
      <text:p text:style-name="P2">B1: mensajeD!=mensajeA</text:p>
      <text:p text:style-name="P2">S0: skip</text:p>
      <text:p text:style-name="P2">S1: gano:= falso</text:p>
      <text:p text:style-name="P2">Q: {gano == (mensajeD = mensajeA)}</text:p>
      <text:p text:style-name="P2"></text:p>
      <text:p text:style-name="P2">Para que el programa sea valido se debe cumplir que:</text:p>
      <text:p text:style-name="P2">i) <text:s text:c="2"/>P =&gt; def. B0 /\ def. B1</text:p>
      <text:p text:style-name="P2">ii) <text:s/>P =&gt; (B0 \/ B1)</text:p>
      <text:p text:style-name="P2">iii) {P /\ B0}</text:p>
      <text:p text:style-name="P2"><text:tab/>SO</text:p>
      <text:p text:style-name="P2"><text:s text:c="5"/>{Q}</text:p>
      <text:p text:style-name="P2">iv) <text:s/>{P /\ B1}</text:p>
      <text:p text:style-name="P2"><text:tab/>S1</text:p>
      <text:p text:style-name="P2"><text:s text:c="5"/>{Q}</text:p>
      <text:p text:style-name="P2"></text:p>
      <text:p text:style-name="P2">Demostramos:</text:p>
      <text:p text:style-name="P2"><text:s text:c="2"/>i) {0&lt;=N&lt;=80 ^ ( <text:s/>i: 0&lt;=i&lt;=N-1: length (mensajeD[i])=1 ^ length (mensajeD[i])=1)} =&gt; def. (mensajeD=mensajeA) ^ <text:s/>def. (mensajeD!=mensajeA)</text:p>
      <text:p text:style-name="P2"><text:s text:c="4"/>=<text:tab/>&lt; definicion de = , = &gt;</text:p>
      <text:p text:style-name="P2"><text:s text:c="5"/>{0&lt;=N&lt;=80 ^ ( <text:s/>i: 0&lt;=i&lt;=N-1: length (mensajeD[i])=1 ^ length (mensajeD[i])=1)} =&gt; Verdadero ^ Verdadero</text:p>
      <text:p text:style-name="P2"><text:s text:c="4"/>=<text:tab/>&lt; p ^ p = p &gt;</text:p>
      <text:p text:style-name="P2"><text:s text:c="5"/>{0&lt;=N&lt;=80 ^ ( <text:s/>i: 0&lt;=i&lt;=N-1: length (mensajeD[i])=1 ^ length (mensajeD[i])=1)} =&gt; Verdadero</text:p>
      <text:p text:style-name="P2"><text:s text:c="4"/>=<text:tab/>&lt; p =&gt; verdadero = verdadero &gt;</text:p>
      <text:p text:style-name="P2"><text:s text:c="5"/>{ verdadero }</text:p>
      <text:p text:style-name="P2"></text:p>
      <text:p text:style-name="P2"><text:s/></text:p>
      <text:p text:style-name="P2"/>
      <text:p text:style-name="P2"/>
      <text:p text:style-name="P2"/>
      <text:p text:style-name="P2"/>
      <text:p text:style-name="P2"><text:soft-page-break/></text:p>
      <text:p text:style-name="P2">ii) {0&lt;=N&lt;=80 ^ ( <text:s/>i: 0&lt;=i&lt;=N-1: length (mensajeD[i])=1 ^ length (mensajeD[i])=1)} =&gt; (mensajeD=mensajeA) v (mensajeD!=mensajeA)</text:p>
      <text:p text:style-name="P2"><text:s text:c="4"/>=<text:tab/>&lt; p = q = <text:s/>-(p = q)</text:p>
      <text:p text:style-name="P2"><text:s text:c="5"/>{0&lt;=N&lt;=80 ^ ( <text:s/>i: 0&lt;=i&lt;=N-1: length (mensajeD[i])=1 ^ length (mensajeD[i])=1)} =&gt; (mensajeD=mensajeA) v -(mensajeD=mensajeA</text:p>
      <text:p text:style-name="P2"><text:s text:c="4"/>=<text:tab/>&lt; p v -p = verdadero &gt;</text:p>
      <text:p text:style-name="P2"><text:s text:c="5"/>{0&lt;=N&lt;=80 ^ ( <text:s/>i: 0&lt;=i&lt;=N-1: length (mensajeD[i])=1 ^ length (mensajeD[i])=1)} =&gt; verdadero</text:p>
      <text:p text:style-name="P2"><text:s text:c="6"/>=<text:tab/>&lt; p =&gt; verdadero = verdadero &gt;</text:p>
      <text:p text:style-name="P2"><text:s text:c="5"/>{ verdadero }</text:p>
      <text:p text:style-name="P2"></text:p>
      <text:p text:style-name="P2"></text:p>
      <text:p text:style-name="P2">iii) {0&lt;=N&lt;=80 ^ ( <text:s/>i: 0&lt;=i&lt;=N-1: length (mensajeD[i])=1 ^ length (mensajeD[i])=1) ^ (mensajeD=mensajeA)}</text:p>
      <text:p text:style-name="P2"><text:tab/>skip</text:p>
      <text:p text:style-name="P2"><text:s text:c="5"/>{gano = (mensajeD= mensajeA)}</text:p>
      <text:p text:style-name="P2"><text:s/>Por definicion de Tripletas de Hoare se puede decir que:</text:p>
      <text:p text:style-name="P2"><text:tab/>{0&lt;=N&lt;=80 ^ ( <text:s/>i: 0&lt;=i&lt;=N-1: length (mensajeD[i])=1 ^ length (mensajeD[i])=1) ^ (mensajeD=mensajeA)} =&gt; wp({gano = (mensajeD= mensajeA)}.skip)</text:p>
      <text:p text:style-name="P2"></text:p>
      <text:p text:style-name="P2"><text:s/>Luego, se tiene que</text:p>
      <text:p text:style-name="P2"><text:s text:c="3"/>wp({gano = (mensajeD= mensajeA)}.skip)</text:p>
      <text:p text:style-name="P2"><text:s text:c="2"/>=<text:tab/>&lt;definicion de skip&gt;</text:p>
      <text:p text:style-name="P2"><text:s text:c="3"/>{gano = (mensajeD= mensajeA)}</text:p>
      <text:p text:style-name="P2"><text:s/></text:p>
      <text:p text:style-name="P2"><text:s/>Trabajamos el antecedente:</text:p>
      <text:p text:style-name="P2"><text:s text:c="5"/>{0&lt;=N&lt;=80 ^ ( <text:s/>i: 0&lt;=i&lt;=N-1: length (mensajeD[i])=1 ^ length (mensajeD[i])=1) ^ (mensajeD=mensajeA)}</text:p>
      <text:p text:style-name="P2"><text:s text:c="4"/>=<text:tab/>&lt; p ^ q =&gt; p , con simetria de ^ &gt;</text:p>
      <text:p text:style-name="P2"><text:s text:c="5"/>{0&lt;=N&lt;=80 ^ (mensajeD=mensajeA)}</text:p>
      <text:p text:style-name="P2"><text:s text:c="4"/>=<text:tab/>&lt; p ^ q =&gt; p , con simetria de ^ &gt;</text:p>
      <text:p text:style-name="P2"><text:s text:c="5"/>{(mensajeD=mensajeA)}</text:p>
      <text:p text:style-name="P2"></text:p>
      <text:p text:style-name="P2"><text:s/>Entonces se tiene que:</text:p>
      <text:p text:style-name="P2"><text:s text:c="5"/>{(mensajeD=mensajeA)} =&gt; {gano = (mensajeD= mensajeA)}</text:p>
      <text:p text:style-name="P2"><text:s text:c="4"/>=<text:tab/>&lt;tomando el valor booleano inicial de gano = verdadero&gt;</text:p>
      <text:p text:style-name="P2"><text:s text:c="5"/>{(mensajeD=mensajeA)} =&gt; {verdadero = (mensajeD= mensajeA)}</text:p>
      <text:p text:style-name="P2"><text:s text:c="4"/>=<text:tab/>&lt; q = q = true , con simetria de = &gt;</text:p>
      <text:p text:style-name="P2"><text:s text:c="5"/>{(mensajeD=mensajeA)} =&gt; {(mensajeD= mensajeA)}</text:p>
      <text:p text:style-name="P2"><text:s text:c="4"/>=<text:tab/>&lt; p =&gt; p = verdadero &gt;</text:p>
      <text:p text:style-name="P2"><text:s text:c="5"/>{verdadero}</text:p>
      <text:p text:style-name="P2"></text:p>
      <text:p text:style-name="P2"><text:s/>iv) {0&lt;=N&lt;=80 ^ ( <text:s/>i: 0&lt;=i&lt;=N-1: length (mensajeD[i])=1 ^ length (mensajeD[i])=1) ^ (mensajeD=mensajeA)}</text:p>
      <text:p text:style-name="P2"><text:tab/>gano:= falso</text:p>
      <text:p text:style-name="P2"><text:s text:c="5"/>{gano = (mensajeD= mensajeA)}</text:p>
      <text:p text:style-name="P2"><text:s/>Por definicion de Tripletas de Hoare se puede decir que:</text:p>
      <text:p text:style-name="P2"><text:s text:c="5"/>{0&lt;=N&lt;=80 ^ ( <text:s/>i: 0&lt;=i&lt;=N-1: length (mensajeD[i])=1 ^ length (mensajeD[i])=1) ^ (mensajeD=mensajeA)} =&gt; wp({gano = (mensajeD= mensajeA)}[gano:=falso])</text:p>
      <text:p text:style-name="P2"><text:soft-page-break/></text:p>
      <text:p text:style-name="P2"><text:s/>Luego, se tiene que</text:p>
      <text:p text:style-name="P2"><text:s text:c="6"/>wp({gano = (mensajeD= mensajeA)}[gano:=falso])</text:p>
      <text:p text:style-name="P2"><text:s text:c="5"/>=<text:tab/>&lt; sustitucion textual &gt;</text:p>
      <text:p text:style-name="P2"><text:s text:c="6"/>{falso = (mensajeD= mensajeA)}</text:p>
      <text:p text:style-name="P2"><text:s text:c="5"/>= <text:s/>&lt; definicion de inequivalencia &gt;</text:p>
      <text:p text:style-name="P2"><text:s text:c="6"/>{(mensajeD=mensajeA)}</text:p>
      <text:p text:style-name="P2"><text:s text:c="5"/></text:p>
      <text:p text:style-name="P2"><text:s/>Trabajamos el antecedente:</text:p>
      <text:p text:style-name="P2"><text:s text:c="6"/>{0&lt;=N&lt;=80 ^ ( <text:s/>i: 0&lt;=i&lt;=N-1: length (mensajeD[i])=1 ^ length (mensajeD[i])=1) ^ (mensajeD=mensajeA)}</text:p>
      <text:p text:style-name="P2"><text:s text:c="5"/>=<text:tab/>&lt; p ^ q =&gt; p , con simetria de ^ &gt;</text:p>
      <text:p text:style-name="P2"><text:s text:c="6"/>{0&lt;=N&lt;=80 ^ (mensajeD=mensajeA)}</text:p>
      <text:p text:style-name="P2"><text:s text:c="5"/>=<text:tab/>&lt; p ^ q =&gt; p , con simetria de ^ &gt;</text:p>
      <text:p text:style-name="P2"><text:s text:c="6"/>{(mensajeD=mensajeA)}</text:p>
      <text:p text:style-name="P2"><text:s/>Entonces se tiene que:</text:p>
      <text:p text:style-name="P2"><text:s text:c="5"/>{(mensajeD=mensajeA)} =&gt; {(mensajeD= mensajeA)}</text:p>
      <text:p text:style-name="P2"><text:s text:c="4"/>=<text:tab/>&lt; p =&gt; p = verdadero &gt;</text:p>
      <text:p text:style-name="P2"><text:s text:c="5"/>{verdadero}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cente Santacoloma</meta:initial-creator>
    <meta:creation-date>2009-11-17T13:08:04</meta:creation-date>
    <dc:creator>Vicente Santacoloma</dc:creator>
    <dc:date>2009-11-17T13:25:35</dc:date>
    <meta:editing-cycles>2</meta:editing-cycles>
    <meta:editing-duration>PT17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77" meta:word-count="1514" meta:character-count="10395"/>
  </office:meta>
</office:document-meta>
</file>